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AttributeTraverser.traverseNamedAttr( Element attrDecl , Object [ ] attrValues , XSDocumentInfo schemaDoc , SchemaGrammar grammar , boolean isGlobal , XSComplexTypeDecl enclosingCT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XSDAttributeTraverser.XSDAttribute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AttributeTraverser.traverseLocal( Element attrDecl , XSDocumentInfo schemaDoc , SchemaGrammar grammar , XSComplexTypeDecl enclosingC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0">
            <text:p text:style-name="Table_20_Contents">30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XSDAttributeTraverser.checkDefaultValid( XSAttributeUseImpl attr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AttributeTraverser.traverseGlobal( Element attrDecl , XSDocumentInfo schemaDoc ,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AttributeTraverser.checkDefaultValid( XSAttributeDecl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